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áginas" style:family="table">
      <style:table-properties style:width="6.6931in" table:align="margins" fo:keep-with-next="always"/>
    </style:style>
    <style:style style:name="Páginas.A" style:family="table-column">
      <style:table-column-properties style:column-width="1.6729in" style:rel-column-width="16383*"/>
    </style:style>
    <style:style style:name="Páginas.D" style:family="table-column">
      <style:table-column-properties style:column-width="1.6736in" style:rel-column-width="16386*"/>
    </style:style>
    <style:style style:name="Páginas.A1" style:family="table-cell">
      <style:table-cell-properties fo:padding="0.0382in" fo:border-left="0.05pt solid #000000" fo:border-right="none" fo:border-top="0.05pt solid #000000" fo:border-bottom="0.05pt solid #000000"/>
    </style:style>
    <style:style style:name="Páginas.D1" style:family="table-cell">
      <style:table-cell-properties fo:padding="0.0382in" fo:border="0.05pt solid #000000"/>
    </style:style>
    <style:style style:name="Table1" style:family="table">
      <style:table-properties style:width="6.6931in" table:align="margins" fo:keep-with-next="always"/>
    </style:style>
    <style:style style:name="Table1.A" style:family="table-column">
      <style:table-column-properties style:column-width="1.6736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931in" table:align="margins" fo:keep-with-next="always"/>
    </style:style>
    <style:style style:name="Table2.A" style:family="table-column">
      <style:table-column-properties style:column-width="1.6736in" style:rel-column-width="16384*"/>
    </style:style>
    <style:style style:name="Table2.C" style:family="table-column">
      <style:table-column-properties style:column-width="1.6729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officeooo:paragraph-rsid="0024f44d"/>
    </style:style>
    <style:style style:name="P4" style:family="paragraph" style:parent-style-name="Table_20_Contents">
      <style:paragraph-properties fo:text-align="center" style:justify-single-word="false"/>
      <style:text-properties officeooo:rsid="0018cd61" officeooo:paragraph-rsid="0018cd61"/>
    </style:style>
    <style:style style:name="P5" style:family="paragraph" style:parent-style-name="Table_20_Contents">
      <style:paragraph-properties fo:text-align="center" style:justify-single-word="false"/>
      <style:text-properties officeooo:rsid="0018cd61" officeooo:paragraph-rsid="002dee61"/>
    </style:style>
    <style:style style:name="P6" style:family="paragraph" style:parent-style-name="Table_20_Contents">
      <style:paragraph-properties fo:text-align="center" style:justify-single-word="false"/>
      <style:text-properties officeooo:rsid="0018cd61" officeooo:paragraph-rsid="00310470"/>
    </style:style>
    <style:style style:name="P7" style:family="paragraph" style:parent-style-name="Table_20_Contents">
      <style:paragraph-properties fo:text-align="center" style:justify-single-word="false"/>
      <style:text-properties officeooo:rsid="0018cd61" officeooo:paragraph-rsid="0034a6cd"/>
    </style:style>
    <style:style style:name="P8" style:family="paragraph" style:parent-style-name="Table_20_Contents">
      <style:paragraph-properties fo:text-align="center" style:justify-single-word="false"/>
      <style:text-properties officeooo:rsid="0018cd61" officeooo:paragraph-rsid="0035c111"/>
    </style:style>
    <style:style style:name="P9" style:family="paragraph" style:parent-style-name="Table_20_Contents">
      <style:paragraph-properties fo:text-align="center" style:justify-single-word="false"/>
      <style:text-properties officeooo:rsid="0018cd61" officeooo:paragraph-rsid="0036d0f4"/>
    </style:style>
    <style:style style:name="P10" style:family="paragraph" style:parent-style-name="Table_20_Contents">
      <style:paragraph-properties fo:text-align="center" style:justify-single-word="false"/>
      <style:text-properties officeooo:rsid="0018cd61" officeooo:paragraph-rsid="003772ef"/>
    </style:style>
    <style:style style:name="P11" style:family="paragraph" style:parent-style-name="Table_20_Contents">
      <style:paragraph-properties fo:text-align="center" style:justify-single-word="false"/>
      <style:text-properties officeooo:rsid="0018cd61" officeooo:paragraph-rsid="0039dcee"/>
    </style:style>
    <style:style style:name="P12" style:family="paragraph" style:parent-style-name="Table_20_Contents">
      <style:paragraph-properties fo:text-align="center" style:justify-single-word="false"/>
      <style:text-properties officeooo:rsid="00169ebb" officeooo:paragraph-rsid="00169ebb"/>
    </style:style>
    <style:style style:name="P13" style:family="paragraph" style:parent-style-name="Table_20_Contents">
      <style:paragraph-properties fo:text-align="center" style:justify-single-word="false"/>
      <style:text-properties officeooo:rsid="00169ebb" officeooo:paragraph-rsid="001c8830"/>
    </style:style>
    <style:style style:name="P14" style:family="paragraph" style:parent-style-name="Table_20_Contents">
      <style:paragraph-properties fo:text-align="center" style:justify-single-word="false"/>
      <style:text-properties officeooo:rsid="00169ebb" officeooo:paragraph-rsid="0024f44d"/>
    </style:style>
    <style:style style:name="P15" style:family="paragraph" style:parent-style-name="Table_20_Contents">
      <style:paragraph-properties fo:text-align="center" style:justify-single-word="false"/>
      <style:text-properties officeooo:rsid="00169ebb" officeooo:paragraph-rsid="00253c53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name-complex="Lohit Hindi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24f44d" style:font-size-asian="12pt" style:font-name-complex="Lohit Hindi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299dea" style:font-size-asian="12pt" style:font-name-complex="Lohit Hindi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2dee61" style:font-size-asian="12pt" style:font-name-complex="Lohit Hindi1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310470" style:font-size-asian="12pt" style:font-name-complex="Lohit Hindi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69ebb" officeooo:paragraph-rsid="0027122a" style:font-size-asian="12pt" style:font-name-complex="Lohit Hindi1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8cd61" officeooo:paragraph-rsid="002dee61" style:font-size-asian="12pt" style:font-name-complex="Lohit Hindi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8cd61" officeooo:paragraph-rsid="00310470" style:font-size-asian="12pt" style:font-name-complex="Lohit Hindi1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8cd61" officeooo:paragraph-rsid="003772ef" style:font-size-asian="12pt" style:font-name-complex="Lohit Hindi1" style:font-size-complex="12pt"/>
    </style:style>
    <style:style style:name="T1" style:family="text">
      <style:text-properties officeooo:rsid="0018cd61"/>
    </style:style>
    <style:style style:name="T2" style:family="text">
      <style:text-properties officeooo:rsid="001bd396"/>
    </style:style>
    <style:style style:name="T3" style:family="text">
      <style:text-properties officeooo:rsid="001e8d78"/>
    </style:style>
    <style:style style:name="T4" style:family="text">
      <style:text-properties officeooo:rsid="0022010e"/>
    </style:style>
    <style:style style:name="T5" style:family="text">
      <style:text-properties officeooo:rsid="00238945"/>
    </style:style>
    <style:style style:name="T6" style:family="text">
      <style:text-properties officeooo:rsid="0024f44d"/>
    </style:style>
    <style:style style:name="T7" style:family="text">
      <style:text-properties officeooo:rsid="00253c53"/>
    </style:style>
    <style:style style:name="T8" style:family="text">
      <style:text-properties officeooo:rsid="0027bea9"/>
    </style:style>
    <style:style style:name="T9" style:family="text">
      <style:text-properties officeooo:rsid="00299dea"/>
    </style:style>
    <style:style style:name="T10" style:family="text">
      <style:text-properties officeooo:rsid="0029ce44"/>
    </style:style>
    <style:style style:name="T11" style:family="text">
      <style:text-properties officeooo:rsid="002bacaf"/>
    </style:style>
    <style:style style:name="T12" style:family="text">
      <style:text-properties officeooo:rsid="002d8090"/>
    </style:style>
    <style:style style:name="T13" style:family="text">
      <style:text-properties officeooo:rsid="002dee61"/>
    </style:style>
    <style:style style:name="T14" style:family="text">
      <style:text-properties officeooo:rsid="002f40e2"/>
    </style:style>
    <style:style style:name="T15" style:family="text">
      <style:text-properties officeooo:rsid="0033a6f8"/>
    </style:style>
    <style:style style:name="T16" style:family="text">
      <style:text-properties officeooo:rsid="0034a6cd"/>
    </style:style>
    <style:style style:name="T17" style:family="text">
      <style:text-properties officeooo:rsid="0034cfc0"/>
    </style:style>
    <style:style style:name="T18" style:family="text">
      <style:text-properties officeooo:rsid="0035c111"/>
    </style:style>
    <style:style style:name="T19" style:family="text">
      <style:text-properties officeooo:rsid="0036d0f4"/>
    </style:style>
    <style:style style:name="T20" style:family="text">
      <style:text-properties officeooo:rsid="00395b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áginas" table:style-name="Páginas">
        <table:table-column table:style-name="Páginas.A" table:number-columns-repeated="3"/>
        <table:table-column table:style-name="Páginas.D"/>
        <table:table-row>
          <table:table-cell table:style-name="Páginas.A1" office:value-type="string">
            <text:p text:style-name="P7"><text:span text:style-name="T16">ID do processo</text:span></text:p>
            <text:p text:style-name="P5"><text:span text:style-name="T13">(</text:span><text:span text:style-name="T14">31</text:span><text:span text:style-name="T13"> – </text:span><text:span text:style-name="T14">24</text:span><text:span text:style-name="T13"> = 8 bits)</text:span></text:p>
          </table:table-cell>
          <table:table-cell table:style-name="Páginas.A1" office:value-type="string">
            <text:p text:style-name="P19"><text:span text:style-name="T8">Permissões</text:span></text:p>
            <text:p text:style-name="P22"><text:span text:style-name="T9">(23 – 20 = 4 bits)</text:span></text:p>
          </table:table-cell>
          <table:table-cell table:style-name="Páginas.A1" office:value-type="string">
            <text:p text:style-name="P11"><text:span text:style-name="T18">Parte superior do endereço virtual</text:span></text:p>
            <text:p text:style-name="P11"><text:span text:style-name="T13">(19 – 12 = 8 bits)</text:span></text:p>
          </table:table-cell>
          <table:table-cell table:style-name="Páginas.D1" office:value-type="string">
            <text:p text:style-name="P12"><text:span text:style-name="T2">Número</text:span> do frame <text:span text:style-name="T4">da tabela de página </text:span><text:span text:style-name="T12">1</text:span></text:p>
            <text:p text:style-name="P15"><text:span text:style-name="T7">(11 – 0 = </text:span>12 bits<text:span text:style-name="T7">)</text:span></text:p>
          </table:table-cell>
        </table:table-row>
      </table:table>
      <text:p text:style-name="P1">Tabela <text:span text:style-name="T1">de</text:span><text:span text:style-name="T15"> </text:span><text:span text:style-name="T17">página do sistema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0"><text:span text:style-name="T16">ID do processo</text:span></text:p>
            <text:p text:style-name="P24"><text:span text:style-name="T13">(</text:span><text:span text:style-name="T14">31</text:span><text:span text:style-name="T13"> – </text:span><text:span text:style-name="T14">24</text:span><text:span text:style-name="T13"> = 8 bits)</text:span></text:p>
          </table:table-cell>
          <table:table-cell table:style-name="Table1.A1" office:value-type="string">
            <text:p text:style-name="P20"><text:span text:style-name="T8">Permissões</text:span></text:p>
            <text:p text:style-name="P20"><text:span text:style-name="T9">(23 – 20 = 4 bits)</text:span></text:p>
          </table:table-cell>
          <table:table-cell table:style-name="Table1.A1" office:value-type="string">
            <text:p text:style-name="P8"><text:span text:style-name="T18">Parte superior do endereço virtual</text:span></text:p>
            <text:p text:style-name="P5"><text:span text:style-name="T13">(19 – 12 = 8 bits)</text:span></text:p>
          </table:table-cell>
          <table:table-cell table:style-name="Table1.D1" office:value-type="string">
            <text:p text:style-name="P13"><text:span text:style-name="T2">Número</text:span> do frame <text:span text:style-name="T6">da tabela de página </text:span><text:span text:style-name="T11">2</text:span></text:p>
            <text:p text:style-name="P21"><text:span text:style-name="T7">(11 – 0 = </text:span><text:span text:style-name="T2">12 bits</text:span><text:span text:style-name="T7">)</text:span></text:p>
          </table:table-cell>
        </table:table-row>
      </table:table>
      <text:p text:style-name="P1">Tabela de Página <text:span text:style-name="T5">1</text:span>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row>
          <table:table-cell table:style-name="Table2.A1" office:value-type="string">
            <text:p text:style-name="P10"><text:span text:style-name="T16">ID do processo</text:span></text:p>
            <text:p text:style-name="P24"><text:span text:style-name="T13">(</text:span><text:span text:style-name="T14">31</text:span><text:span text:style-name="T13"> – </text:span><text:span text:style-name="T14">24</text:span><text:span text:style-name="T13"> = 8 bits)</text:span></text:p>
          </table:table-cell>
          <table:table-cell table:style-name="Table2.A1" office:value-type="string">
            <text:p text:style-name="P18"><text:span text:style-name="T8">Permissões</text:span></text:p>
            <text:p text:style-name="P18"><text:span text:style-name="T9">(23 – 20 = 4 bits)</text:span></text:p>
          </table:table-cell>
          <table:table-cell table:style-name="Table2.A1" office:value-type="string">
            <text:p text:style-name="P9"><text:span text:style-name="T18">Parte </text:span><text:span text:style-name="T19">inferior</text:span><text:span text:style-name="T18"> do endereço virtual</text:span></text:p>
            <text:p text:style-name="P9"><text:span text:style-name="T13">(19 – 12 = 8 bits)</text:span></text:p>
          </table:table-cell>
          <table:table-cell table:style-name="Table2.D1" office:value-type="string">
            <text:p text:style-name="P14"><text:span text:style-name="T2">Número</text:span> do frame <text:span text:style-name="T10">do dado</text:span></text:p>
            <text:p text:style-name="P21"><text:span text:style-name="T7">(11 – 0 = </text:span><text:span text:style-name="T2">12 bits</text:span><text:span text:style-name="T7">)</text:span></text:p>
          </table:table-cell>
        </table:table-row>
      </table:table>
      <text:p text:style-name="P3"><text:span text:style-name="T5">Tabela de Página </text:span><text:span text:style-name="T6">2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4:49:18</meta:creation-date>
    <dc:date>2014-10-27T18:58:07</dc:date>
    <meta:editing-duration>PT11H39M15S</meta:editing-duration>
    <meta:editing-cycles>34</meta:editing-cycles>
    <meta:generator>LibreOffice/4.0.2.2$Linux_X86_64 LibreOffice_project/400m0$Build-2</meta:generator>
    <meta:document-statistic meta:table-count="3" meta:image-count="0" meta:object-count="0" meta:page-count="1" meta:paragraph-count="27" meta:word-count="121" meta:character-count="550" meta:non-whitespace-character-count="444"/>
  </office:meta>
</office:document-meta>
</file>